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999999" draw:textarea-horizontal-align="justify" draw:textarea-vertical-align="middle" draw:auto-grow-height="false"/>
    </style:style>
    <style:style style:name="gr2" style:family="graphic" style:parent-style-name="standard">
      <style:graphic-properties draw:fill="solid" draw:fill-color="#ff950e" draw:textarea-horizontal-align="justify" draw:textarea-vertical-align="middle" draw:auto-grow-height="false"/>
    </style:style>
    <style:style style:name="gr3" style:family="graphic" style:parent-style-name="standard">
      <style:graphic-properties draw:fill="solid" draw:fill-color="#c5000b"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fo:min-height="0.776cm"/>
    </style:style>
    <style:style style:name="gr6" style:family="graphic" style:parent-style-name="standard">
      <style:graphic-properties draw:fill="solid" draw:fill-color="#333333" draw:textarea-horizontal-align="justify" draw:textarea-vertical-align="middle" draw:auto-grow-height="false"/>
    </style:style>
    <style:style style:name="gr7" style:family="graphic" style:parent-style-name="standard">
      <style:graphic-properties draw:stroke="none" svg:stroke-color="#000000" draw:fill="none" draw:fill-color="#ffffff" fo:min-height="0.716cm"/>
    </style:style>
    <style:style style:name="gr8" style:family="graphic" style:parent-style-name="standard">
      <style:graphic-properties draw:fill="solid" draw:fill-color="#004586" draw:textarea-horizontal-align="justify" draw:textarea-vertical-align="middle" draw:auto-grow-height="false"/>
    </style:style>
    <style:style style:name="gr9" style:family="graphic" style:parent-style-name="standard">
      <style:graphic-properties draw:stroke="none" svg:stroke-color="#000000" draw:fill="none" draw:fill-color="#ffffff" fo:min-height="0.864cm"/>
    </style:style>
    <style:style style:name="gr10" style:family="graphic" style:parent-style-name="standard">
      <style:graphic-properties draw:stroke="none" svg:stroke-color="#000000" draw:fill="none" draw:fill-color="#ffffff" fo:min-height="0.526cm"/>
    </style:style>
    <style:style style:name="gr11" style:family="graphic" style:parent-style-name="standard">
      <style:graphic-properties draw:stroke="none" svg:stroke-color="#000000" draw:fill="none" draw:fill-color="#ffffff" fo:min-height="0.663cm"/>
    </style:style>
    <style:style style:name="gr12" style:family="graphic" style:parent-style-name="standard">
      <style:graphic-properties draw:stroke="none" svg:stroke-color="#000000" draw:fill="none" draw:fill-color="#ffffff" fo:min-height="1.541cm"/>
    </style:style>
    <style:style style:name="gr13" style:family="graphic" style:parent-style-name="standard">
      <style:graphic-properties svg:stroke-color="#004586" draw:fill="solid" draw:fill-color="#004586" draw:textarea-horizontal-align="justify" draw:textarea-vertical-align="middle" draw:auto-grow-height="false"/>
    </style:style>
    <style:style style:name="gr14" style:family="graphic" style:parent-style-name="standard">
      <style:graphic-properties draw:fill="solid" draw:fill-color="#b3b3b3" draw:textarea-vertical-align="middle" draw:auto-grow-height="false" fo:min-height="0.749cm" fo:min-width="0.499cm"/>
    </style:style>
    <style:style style:name="gr15" style:family="graphic" style:parent-style-name="standard">
      <style:graphic-properties draw:stroke="none" svg:stroke-color="#000000" draw:fill="none" draw:fill-color="#ffffff" fo:min-height="1cm"/>
    </style:style>
    <style:style style:name="gr16" style:family="graphic" style:parent-style-name="standard">
      <style:graphic-properties draw:stroke="none" svg:stroke-color="#000000" draw:fill="none" draw:fill-color="#ffffff" fo:min-height="0.726cm"/>
    </style:style>
    <style:style style:name="gr17" style:family="graphic" style:parent-style-name="standard">
      <style:graphic-properties draw:fill="solid" draw:fill-color="#83caff" draw:textarea-horizontal-align="justify" draw:textarea-vertical-align="middle" draw:auto-grow-height="false"/>
    </style:style>
    <style:style style:name="gr18" style:family="graphic" style:parent-style-name="standard">
      <style:graphic-properties draw:stroke="none" svg:stroke-color="#000000" draw:fill="none" draw:fill-color="#ffffff" fo:min-height="0.664cm"/>
    </style:style>
    <style:style style:name="gr19" style:family="graphic" style:parent-style-name="standard">
      <style:graphic-properties draw:textarea-horizontal-align="justify" draw:textarea-vertical-align="middle" draw:auto-grow-height="false"/>
    </style:style>
    <style:style style:name="gr20" style:family="graphic" style:parent-style-name="standard">
      <style:graphic-properties draw:stroke="none" svg:stroke-color="#000000" draw:fill="none" draw:fill-color="#ffffff" fo:min-height="0.888cm"/>
    </style:style>
    <style:style style:name="gr21" style:family="graphic" style:parent-style-name="standard">
      <style:graphic-properties draw:stroke="none" svg:stroke-color="#000000" draw:fill="none" draw:fill-color="#ffffff" fo:min-height="0.472cm"/>
    </style:style>
    <style:style style:name="gr22" style:family="graphic" style:parent-style-name="standard">
      <style:graphic-properties draw:marker-end="Arrow" draw:marker-end-width="0.3cm" draw:textarea-horizontal-align="center" draw:textarea-vertical-align="middle"/>
    </style:style>
    <style:style style:name="gr23" style:family="graphic" style:parent-style-name="standard">
      <style:graphic-properties draw:stroke="none" svg:stroke-color="#000000" draw:fill="none" draw:fill-color="#ffffff" fo:min-height="1.22cm"/>
    </style:style>
    <style:style style:name="gr24" style:family="graphic" style:parent-style-name="standard">
      <style:graphic-properties svg:stroke-width="0.1cm" draw:marker-start-width="0.46cm" draw:marker-end-width="0.46cm" draw:textarea-horizontal-align="center" draw:textarea-vertical-align="middle" fo:padding-top="0.175cm" fo:padding-bottom="0.175cm" fo:padding-left="0.3cm" fo:padding-right="0.3cm"/>
    </style:style>
    <style:style style:name="gr25" style:family="graphic" style:parent-style-name="standard">
      <style:graphic-properties draw:stroke="none" svg:stroke-color="#000000" draw:fill="none" draw:fill-color="#ffffff" fo:min-height="0.517cm"/>
    </style:style>
    <style:style style:name="gr26" style:family="graphic" style:parent-style-name="standard">
      <style:graphic-properties draw:stroke="none" svg:stroke-color="#000000" draw:fill="none" draw:fill-color="#ffffff" fo:min-height="0.725cm"/>
    </style:style>
    <style:style style:name="P1" style:family="paragraph">
      <style:paragraph-properties fo:text-align="center"/>
    </style:style>
    <style:style style:name="P2" style:family="paragraph">
      <style:text-properties fo:color="#ffffff" fo:font-size="15pt" style:font-size-asian="15pt" style:font-size-complex="15pt"/>
    </style:style>
    <style:style style:name="P3" style:family="paragraph">
      <style:text-properties fo:font-size="16pt" style:font-size-asian="16pt" style:font-size-complex="16pt"/>
    </style:style>
    <style:style style:name="P4" style:family="paragraph">
      <style:text-properties fo:color="#ffffff" fo:font-size="16pt" style:font-size-asian="16pt" style:font-size-complex="16pt"/>
    </style:style>
    <style:style style:name="P5" style:family="paragraph">
      <style:text-properties fo:color="#ffffff" fo:font-size="13pt" style:font-size-asian="13pt" style:font-size-complex="13pt"/>
    </style:style>
    <style:style style:name="P6" style:family="paragraph">
      <style:text-properties fo:color="#ffffff" fo:font-size="12pt" style:font-size-asian="12pt" style:font-size-complex="12pt"/>
    </style:style>
    <style:style style:name="P7" style:family="paragraph">
      <style:paragraph-properties fo:text-align="center"/>
      <style:text-properties fo:font-size="12pt" style:font-size-asian="12pt" style:font-size-complex="12pt"/>
    </style:style>
    <style:style style:name="P8" style:family="paragraph">
      <style:text-properties fo:color="#ffffff" fo:font-size="14pt" style:font-size-asian="14pt" style:font-size-complex="14pt"/>
    </style:style>
    <style:style style:name="P9" style:family="paragraph">
      <style:text-properties fo:color="#000000" fo:font-size="14pt" style:font-size-asian="14pt" style:font-size-complex="14pt"/>
    </style:style>
    <style:style style:name="T1" style:family="text">
      <style:text-properties fo:color="#ffffff" fo:font-size="15pt" style:font-size-asian="15pt" style:font-size-complex="15pt"/>
    </style:style>
    <style:style style:name="T2" style:family="text">
      <style:text-properties fo:color="#ffffff" fo:font-size="16pt" style:font-size-asian="16pt" style:font-size-complex="16pt"/>
    </style:style>
    <style:style style:name="T3" style:family="text">
      <style:text-properties fo:color="#ffffff" fo:font-size="13pt" style:font-size-asian="13pt" style:font-size-complex="13pt"/>
    </style:style>
    <style:style style:name="T4" style:family="text">
      <style:text-properties fo:color="#ffffff" fo:font-size="12pt" style:font-size-asian="12pt" style:font-size-complex="12pt"/>
    </style:style>
    <style:style style:name="T5" style:family="text">
      <style:text-properties fo:color="#ffffff" fo:font-size="14pt" style:font-size-asian="14pt" style:font-size-complex="14pt"/>
    </style:style>
    <style:style style:name="T6" style:family="text">
      <style:text-properties fo:color="#000000"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5.388cm" svg:height="3.1cm" svg:x="0.362cm" svg:y="10.7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12.729cm" svg:height="11.531cm" svg:x="0.85cm" svg:y="0.3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2.091cm" svg:height="10.61cm" svg:x="1.15cm" svg:y="0.6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2.446cm" svg:y1="1.707cm" svg:x2="11.733cm" svg:y2="1.707cm">
          <text:p/>
        </draw:line>
        <draw:frame draw:style-name="gr5" draw:text-style-name="P2" draw:layer="layout" svg:width="7.778cm" svg:height="1.026cm" svg:x="3.328cm" svg:y="0.776cm">
          <draw:text-box>
            <text:p><text:span text:style-name="T1">JBoss Application Server</text:span></text:p>
          </draw:text-box>
        </draw:frame>
        <draw:custom-shape draw:style-name="gr6" draw:text-style-name="P1" draw:layer="layout" svg:width="11.313cm" svg:height="8.705cm" svg:x="1.631cm" svg:y="2.2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4" draw:layer="layout" svg:width="4.242cm" svg:height="0.966cm" svg:x="2.814cm" svg:y="10.099cm">
          <draw:text-box>
            <text:p text:style-name="P3"><text:span text:style-name="T2">SS7 Service</text:span></text:p>
          </draw:text-box>
        </draw:frame>
        <draw:custom-shape draw:style-name="gr8" draw:text-style-name="P1" draw:layer="layout" svg:width="1.556cm" svg:height="6.504cm" svg:x="10.292cm" svg:y="2.711cm">
          <text:p/>
          <draw:enhanced-geometry svg:viewBox="0 0 21600 21600"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5" draw:layer="layout" svg:width="3.385cm" svg:height="1.114cm" draw:transform="rotate (-1.57289072189729) translate (11.467cm 4.266cm)">
          <draw:text-box>
            <text:p><text:span text:style-name="T3">Mtp3UserPart</text:span></text:p>
          </draw:text-box>
        </draw:frame>
        <draw:custom-shape draw:style-name="gr8" draw:text-style-name="P1" draw:layer="layout" svg:width="1.555cm" svg:height="6.531cm" svg:x="8.554cm" svg:y="2.684cm">
          <text:p/>
          <draw:enhanced-geometry svg:viewBox="0 0 21600 21600"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5" draw:layer="layout" svg:width="2.829cm" svg:height="0.776cm" draw:transform="rotate (-1.57289072189729) translate (9.729cm 4.766cm)">
          <draw:text-box>
            <text:p><text:span text:style-name="T3">SCCP</text:span></text:p>
          </draw:text-box>
        </draw:frame>
        <draw:custom-shape draw:style-name="gr8" draw:text-style-name="P1" draw:layer="layout" svg:width="2.461cm" svg:height="6.52cm" svg:x="2.289cm" svg:y="2.711cm">
          <text:p/>
          <draw:enhanced-geometry svg:viewBox="0 0 21600 21600"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5" draw:layer="layout" svg:width="2.83cm" svg:height="0.913cm" draw:transform="rotate (-1.57254165604689) translate (5.509cm 4.809cm)">
          <draw:text-box>
            <text:p><text:span text:style-name="T3">SS7Servic</text:span></text:p>
          </draw:text-box>
        </draw:frame>
        <draw:frame draw:style-name="gr12" draw:text-style-name="P6" draw:layer="layout" svg:width="4.392cm" svg:height="1.791cm" draw:transform="rotate (-1.5709708597201) translate (4.273cm 3.781cm)">
          <draw:text-box>
            <text:p><text:span text:style-name="T4">jndi : /mobicents/ss7/map</text:span></text:p>
          </draw:text-box>
        </draw:frame>
        <draw:custom-shape draw:style-name="gr13" draw:text-style-name="P1" draw:layer="layout" svg:width="2.506cm" svg:height="0.62cm" svg:x="11.25cm" svg:y="5.8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 draw:layer="layout" svg:width="2.507cm" svg:height="0.619cm" svg:x="11.25cm" svg:y="7.8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7" draw:layer="layout" svg:width="2.41cm" svg:height="6.746cm" svg:x="15.34cm" svg:y="5.304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5" draw:text-style-name="P8" draw:layer="layout" svg:width="2.392cm" svg:height="1.361cm" draw:transform="rotate (-1.5707963267949) translate (17.38cm 6.635cm)">
          <draw:text-box>
            <text:p><text:span text:style-name="T5">SS7</text:span></text:p>
            <text:p><text:span text:style-name="T5">network</text:span></text:p>
          </draw:text-box>
        </draw:frame>
        <draw:frame draw:style-name="gr16" draw:text-style-name="P6" draw:layer="layout" svg:width="4.231cm" svg:height="0.976cm" svg:x="7.663cm" svg:y="26.874cm">
          <draw:text-box>
            <text:p><text:span text:style-name="T4">Management peer</text:span></text:p>
          </draw:text-box>
        </draw:frame>
        <draw:frame draw:style-name="gr7" draw:text-style-name="P8" draw:layer="layout" svg:width="3.115cm" svg:height="0.966cm" svg:x="2.25cm" svg:y="11.184cm">
          <draw:text-box>
            <text:p><text:span text:style-name="T5">Linux OS</text:span></text:p>
          </draw:text-box>
        </draw:frame>
        <draw:custom-shape draw:style-name="gr17" draw:text-style-name="P1" draw:layer="layout" svg:width="1.131cm" svg:height="6.426cm" svg:x="13.75cm" svg:y="5.22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8" draw:text-style-name="P8" draw:layer="layout" svg:width="5.29cm" svg:height="0.914cm" draw:transform="rotate (-1.56556033903891) translate (14.664cm 5.95cm)">
          <draw:text-box>
            <text:p><text:span text:style-name="T5">SS7 card (Hardware)</text:span></text:p>
          </draw:text-box>
        </draw:frame>
        <draw:custom-shape draw:style-name="gr19" draw:text-style-name="P1" draw:layer="layout" svg:width="1cm" svg:height="0.5cm" svg:x="14.75cm" svg:y="6.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 draw:layer="layout" svg:width="1cm" svg:height="0.5cm" svg:x="14.75cm" svg:y="6.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 draw:layer="layout" svg:width="1cm" svg:height="0.5cm" svg:x="14.75cm" svg:y="7.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 draw:layer="layout" svg:width="1cm" svg:height="0.5cm" svg:x="14.75cm" svg:y="8.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 draw:layer="layout" svg:width="1cm" svg:height="0.5cm" svg:x="14.75cm" svg:y="8.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15.388cm" svg:height="3.1cm" svg:x="0.362cm" svg:y="21.2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11.899cm" svg:height="7.001cm" svg:x="2.051cm" svg:y="15.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1.303cm" svg:height="5.737cm" svg:x="2.331cm" svg:y="15.4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2.649cm" svg:y1="16.639cm" svg:x2="13.225cm" svg:y2="16.639cm">
          <text:p/>
        </draw:line>
        <draw:custom-shape draw:style-name="gr6" draw:text-style-name="P1" draw:layer="layout" svg:width="10.575cm" svg:height="3.702cm" svg:x="2.781cm" svg:y="17.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5" draw:layer="layout" svg:width="3.965cm" svg:height="1.275cm" svg:x="6.131cm" svg:y="18.353cm">
          <draw:text-box>
            <text:p><text:span text:style-name="T3">Shell Client</text:span></text:p>
            <text:p><text:span text:style-name="T3">Management</text:span></text:p>
          </draw:text-box>
        </draw:frame>
        <draw:frame draw:style-name="gr21" draw:text-style-name="P8" draw:layer="layout" svg:width="2.912cm" svg:height="0.806cm" svg:x="4.762cm" svg:y="21.333cm">
          <draw:text-box>
            <text:p><text:span text:style-name="T5">Any OS</text:span></text:p>
          </draw:text-box>
        </draw:frame>
        <draw:frame draw:style-name="gr21" draw:text-style-name="P8" draw:layer="layout" svg:width="7.478cm" svg:height="1.361cm" svg:x="4.388cm" svg:y="22.828cm">
          <draw:text-box>
            <text:p><text:span text:style-name="T5">Any standard industry hardware</text:span></text:p>
          </draw:text-box>
        </draw:frame>
        <draw:custom-shape draw:style-name="gr13" draw:text-style-name="P1" draw:layer="layout" svg:width="3.235cm" svg:height="0.62cm" svg:x="11.25cm" svg:y="3.6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7" draw:layer="layout" svg:width="2.41cm" svg:height="4.421cm" svg:x="14.04cm" svg:y="0.329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5" draw:text-style-name="P8" draw:layer="layout" svg:width="2.392cm" svg:height="1.361cm" draw:transform="rotate (-1.5707963267949) translate (16.131cm 1.378cm)">
          <draw:text-box>
            <text:p><text:span text:style-name="T5">IP</text:span></text:p>
            <text:p><text:span text:style-name="T5">network</text:span></text:p>
          </draw:text-box>
        </draw:frame>
        <draw:line draw:style-name="gr22" draw:text-style-name="P1" draw:layer="layout" svg:x1="9.246cm" svg:y1="14.829cm" svg:x2="14.114cm" svg:y2="14.802cm">
          <text:p/>
        </draw:line>
        <draw:frame draw:style-name="gr7" draw:text-style-name="P9" draw:layer="layout" svg:width="3.898cm" svg:height="1.916cm" svg:x="13.852cm" svg:y="13.784cm">
          <draw:text-box>
            <text:p><text:span text:style-name="T6">Mobicents SS7</text:span></text:p>
            <text:p><text:span text:style-name="T6">management </text:span></text:p>
            <text:p><text:span text:style-name="T6">over IP</text:span></text:p>
          </draw:text-box>
        </draw:frame>
        <draw:custom-shape draw:style-name="gr8" draw:text-style-name="P1" draw:layer="layout" svg:width="3.466cm" svg:height="1.35cm" svg:x="8.464cm" svg:y="9.378cm">
          <text:p/>
          <draw:enhanced-geometry svg:viewBox="0 0 21600 21600"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5" draw:layer="layout" svg:width="2.829cm" svg:height="1.47cm" svg:x="8.774cm" svg:y="9.444cm">
          <draw:text-box>
            <text:p><text:span text:style-name="T3">Shell</text:span></text:p>
            <text:p><text:span text:style-name="T3">Executor</text:span></text:p>
          </draw:text-box>
        </draw:frame>
        <draw:line draw:style-name="gr24" draw:text-style-name="P1" draw:layer="layout" svg:x1="9.25cm" svg:y1="17.183cm" svg:x2="9.25cm" svg:y2="10.648cm">
          <text:p/>
        </draw:line>
        <draw:frame draw:style-name="gr7" draw:text-style-name="P8" draw:layer="layout" svg:width="7.999cm" svg:height="0.966cm" svg:x="3.851cm" svg:y="12.684cm">
          <draw:text-box>
            <text:p><text:span text:style-name="T5">Any standard industry hardware</text:span></text:p>
          </draw:text-box>
        </draw:frame>
        <draw:frame draw:style-name="gr25" draw:text-style-name="P2" draw:layer="layout" svg:width="7.27cm" svg:height="0.839cm" svg:x="4.368cm" svg:y="15.793cm">
          <draw:text-box>
            <text:p><text:span text:style-name="T1">JBoss Application Server</text:span></text:p>
          </draw:text-box>
        </draw:frame>
        <draw:custom-shape draw:style-name="gr8" draw:text-style-name="P1" draw:layer="layout" svg:width="1.555cm" svg:height="6.531cm" svg:x="6.753cm" svg:y="2.683cm">
          <text:p/>
          <draw:enhanced-geometry svg:viewBox="0 0 21600 21600"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5" draw:layer="layout" svg:width="2.829cm" svg:height="0.975cm" draw:transform="rotate (-1.57289072189729) translate (8.028cm 4.765cm)">
          <draw:text-box>
            <text:p><text:span text:style-name="T3">TCAP</text:span></text:p>
          </draw:text-box>
        </draw:frame>
        <draw:custom-shape draw:style-name="gr8" draw:text-style-name="P1" draw:layer="layout" svg:width="1.555cm" svg:height="6.531cm" svg:x="4.952cm" svg:y="2.682cm">
          <text:p/>
          <draw:enhanced-geometry svg:viewBox="0 0 21600 21600"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5" draw:layer="layout" svg:width="2.829cm" svg:height="0.975cm" draw:transform="rotate (-1.57289072189729) translate (6.227cm 4.764cm)">
          <draw:text-box>
            <text:p><text:span text:style-name="T3">MAP</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cm" fo:margin-bottom="0.25cm" fo:margin-left="0.25cm" fo:margin-right="0.25cm" fo:page-width="18cm" fo:page-height="2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mit bhayani</meta:initial-creator>
    <meta:creation-date>2011-01-05T20:41:42</meta:creation-date>
    <dc:date>2012-06-03T16:01:47</dc:date>
    <dc:creator>Amit Bhayani</dc:creator>
    <meta:editing-duration>PT2H31M48S</meta:editing-duration>
    <meta:editing-cycles>43</meta:editing-cycles>
    <meta:generator>LibreOffice/3.5$Linux_X86_64 LibreOffice_project/350m1$Build-2</meta:generator>
    <meta:document-statistic meta:object-count="49"/>
  </office:meta>
</office:document-meta>
</file>